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color="#800080" loext:opacity="100%" fo:language="en" fo:country="US" officeooo:rsid="001a9787" officeooo:paragraph-rsid="0023325f"/>
    </style:style>
    <style:style style:name="P2" style:family="paragraph" style:parent-style-name="Standard">
      <style:text-properties officeooo:rsid="00138c0c" officeooo:paragraph-rsid="00138c0c"/>
    </style:style>
    <style:style style:name="P3" style:family="paragraph" style:parent-style-name="Standard">
      <style:text-properties fo:color="#81d41a" loext:opacity="100%" officeooo:rsid="00138c0c" officeooo:paragraph-rsid="00138c0c"/>
    </style:style>
    <style:style style:name="P4" style:family="paragraph" style:parent-style-name="Standard">
      <style:text-properties fo:color="#81d41a" loext:opacity="100%" fo:language="en" fo:country="US" officeooo:rsid="00138c0c" officeooo:paragraph-rsid="00138c0c"/>
    </style:style>
    <style:style style:name="P5" style:family="paragraph" style:parent-style-name="Standard">
      <style:text-properties fo:color="#81d41a" loext:opacity="100%" fo:language="en" fo:country="US" officeooo:rsid="0014cf06" officeooo:paragraph-rsid="0014cf06"/>
    </style:style>
    <style:style style:name="P6" style:family="paragraph" style:parent-style-name="Standard">
      <style:text-properties fo:color="#81d41a" loext:opacity="100%" fo:language="en" fo:country="US" officeooo:rsid="00168b52" officeooo:paragraph-rsid="00168b52"/>
    </style:style>
    <style:style style:name="P7" style:family="paragraph" style:parent-style-name="Standard">
      <style:text-properties fo:color="#81d41a" loext:opacity="100%" fo:language="en" fo:country="US" officeooo:rsid="00170532" officeooo:paragraph-rsid="00170532"/>
    </style:style>
    <style:style style:name="P8" style:family="paragraph" style:parent-style-name="Standard">
      <style:text-properties fo:color="#81d41a" loext:opacity="100%" fo:language="en" fo:country="US" officeooo:rsid="0017b5a8" officeooo:paragraph-rsid="0017b5a8"/>
    </style:style>
    <style:style style:name="P9" style:family="paragraph" style:parent-style-name="Standard">
      <style:text-properties fo:color="#81d41a" loext:opacity="100%" fo:language="en" fo:country="US" officeooo:rsid="0017d185" officeooo:paragraph-rsid="0017d185"/>
    </style:style>
    <style:style style:name="P10" style:family="paragraph" style:parent-style-name="Standard">
      <style:text-properties fo:color="#81d41a" loext:opacity="100%" officeooo:rsid="00195f63" officeooo:paragraph-rsid="00195f63"/>
    </style:style>
    <style:style style:name="P11" style:family="paragraph" style:parent-style-name="Standard">
      <style:text-properties fo:color="#81d41a" loext:opacity="100%" fo:font-size="14pt" fo:font-weight="bold" officeooo:rsid="00138c0c" officeooo:paragraph-rsid="001a9787" style:font-size-asian="14pt" style:font-weight-asian="bold" style:font-size-complex="14pt" style:font-weight-complex="bold"/>
    </style:style>
    <style:style style:name="P12" style:family="paragraph" style:parent-style-name="Standard">
      <style:text-properties fo:color="#158466" loext:opacity="100%" officeooo:rsid="00195f63" officeooo:paragraph-rsid="00195f63"/>
    </style:style>
    <style:style style:name="P13" style:family="paragraph" style:parent-style-name="Standard">
      <style:text-properties fo:color="#158466" loext:opacity="100%" fo:language="en" fo:country="US" officeooo:rsid="001a9787" officeooo:paragraph-rsid="001a9787"/>
    </style:style>
    <style:style style:name="P14" style:family="paragraph" style:parent-style-name="Standard">
      <style:text-properties fo:color="#158466" loext:opacity="100%" fo:language="en" fo:country="US" officeooo:rsid="001cffd8" officeooo:paragraph-rsid="001cffd8"/>
    </style:style>
    <style:style style:name="P15" style:family="paragraph" style:parent-style-name="Standard">
      <style:text-properties fo:color="#158466" loext:opacity="100%" fo:font-size="14pt" fo:language="en" fo:country="US" fo:font-weight="bold" officeooo:rsid="00195f63" officeooo:paragraph-rsid="001a9787" style:font-size-asian="14pt" style:font-weight-asian="bold" style:font-size-complex="14pt" style:font-weight-complex="bold"/>
    </style:style>
    <style:style style:name="P16" style:family="paragraph" style:parent-style-name="Standard">
      <style:text-properties fo:color="#158466" loext:opacity="100%" fo:font-size="14pt" fo:language="en" fo:country="US" fo:font-weight="bold" officeooo:rsid="001a9787" officeooo:paragraph-rsid="001a9787" style:font-size-asian="14pt" style:font-weight-asian="bold" style:font-size-complex="14pt" style:font-weight-complex="bold"/>
    </style:style>
    <style:style style:name="P17" style:family="paragraph" style:parent-style-name="Standard">
      <style:text-properties fo:color="#000000" loext:opacity="100%" officeooo:rsid="00195f63" officeooo:paragraph-rsid="00195f63"/>
    </style:style>
    <style:style style:name="P18" style:family="paragraph" style:parent-style-name="Standard">
      <style:text-properties fo:color="#000000" loext:opacity="100%" officeooo:rsid="00195f63" officeooo:paragraph-rsid="001d111e"/>
    </style:style>
    <style:style style:name="P19" style:family="paragraph" style:parent-style-name="Standard">
      <style:text-properties fo:color="#000000" loext:opacity="100%" officeooo:rsid="001a9787" officeooo:paragraph-rsid="001a9787"/>
    </style:style>
    <style:style style:name="P20" style:family="paragraph" style:parent-style-name="Standard">
      <style:text-properties fo:color="#000000" loext:opacity="100%" fo:language="en" fo:country="US" officeooo:rsid="001a9787" officeooo:paragraph-rsid="001d111e"/>
    </style:style>
    <style:style style:name="P21" style:family="paragraph" style:parent-style-name="Standard">
      <style:text-properties fo:color="#000000" loext:opacity="100%" officeooo:rsid="00217abb" officeooo:paragraph-rsid="00217abb"/>
    </style:style>
    <style:style style:name="P22" style:family="paragraph" style:parent-style-name="Standard">
      <style:text-properties fo:color="#2a6099" loext:opacity="100%" officeooo:rsid="00195f63" officeooo:paragraph-rsid="00195f63"/>
    </style:style>
    <style:style style:name="P23" style:family="paragraph" style:parent-style-name="Standard">
      <style:text-properties fo:color="#2a6099" loext:opacity="100%" officeooo:rsid="00195f63" officeooo:paragraph-rsid="0024c9d9"/>
    </style:style>
    <style:style style:name="P24" style:family="paragraph" style:parent-style-name="Standard">
      <style:text-properties fo:color="#2a6099" loext:opacity="100%" fo:font-size="14pt" fo:language="en" fo:country="US" fo:font-weight="bold" officeooo:rsid="001a9787" officeooo:paragraph-rsid="001a9787" style:font-size-asian="14pt" style:font-weight-asian="bold" style:font-size-complex="14pt" style:font-weight-complex="bold"/>
    </style:style>
    <style:style style:name="P25" style:family="paragraph" style:parent-style-name="Standard">
      <style:text-properties fo:color="#2a6099" loext:opacity="100%" fo:font-size="12pt" fo:language="en" fo:country="US" fo:font-weight="normal" officeooo:rsid="001a9787" officeooo:paragraph-rsid="001a9787" style:font-size-asian="12pt" style:font-weight-asian="normal" style:font-size-complex="12pt" style:font-weight-complex="normal"/>
    </style:style>
    <style:style style:name="P26" style:family="paragraph" style:parent-style-name="Standard">
      <style:text-properties fo:color="#2a6099" loext:opacity="100%" fo:font-size="12pt" fo:language="en" fo:country="US" fo:font-weight="normal" officeooo:rsid="001e5223" officeooo:paragraph-rsid="001e5223" style:font-size-asian="12pt" style:font-weight-asian="normal" style:font-size-complex="12pt" style:font-weight-complex="normal"/>
    </style:style>
    <style:style style:name="P27" style:family="paragraph" style:parent-style-name="Standard">
      <style:text-properties fo:color="#2a6099" loext:opacity="100%" fo:font-size="12pt" fo:language="en" fo:country="US" fo:font-weight="normal" officeooo:rsid="001fe1ba" officeooo:paragraph-rsid="001fe1ba" style:font-size-asian="12pt" style:font-weight-asian="normal" style:font-size-complex="12pt" style:font-weight-complex="normal"/>
    </style:style>
    <style:style style:name="P28" style:family="paragraph" style:parent-style-name="Standard">
      <style:text-properties fo:color="#2a6099" loext:opacity="100%" fo:language="en" fo:country="US" officeooo:rsid="001a9787" officeooo:paragraph-rsid="001a9787"/>
    </style:style>
    <style:style style:name="P29" style:family="paragraph" style:parent-style-name="Standard">
      <style:text-properties fo:color="#2a6099" loext:opacity="100%" fo:language="en" fo:country="US" officeooo:rsid="001a9787" officeooo:paragraph-rsid="0023325f"/>
    </style:style>
    <style:style style:name="P30" style:family="paragraph" style:parent-style-name="Standard">
      <style:text-properties fo:color="#800080" loext:opacity="100%" fo:language="en" fo:country="US" officeooo:rsid="001a9787" officeooo:paragraph-rsid="0023325f"/>
    </style:style>
    <style:style style:name="P31" style:family="paragraph" style:parent-style-name="Standard">
      <style:text-properties fo:color="#ff0000" loext:opacity="100%" style:text-line-through-style="none" style:text-line-through-type="none" officeooo:rsid="00195f63" officeooo:paragraph-rsid="0024c9d9"/>
    </style:style>
    <style:style style:name="P32" style:family="paragraph" style:parent-style-name="Standard">
      <style:text-properties fo:color="#ff0000" loext:opacity="100%" style:text-line-through-style="none" style:text-line-through-type="none" fo:font-size="14pt" fo:language="en" fo:country="US" fo:font-weight="bold" officeooo:rsid="00195f63" officeooo:paragraph-rsid="00263dfd" style:font-size-asian="14pt" style:font-weight-asian="bold" style:font-size-complex="14pt" style:font-weight-complex="bold"/>
    </style:style>
    <style:style style:name="P33" style:family="paragraph" style:parent-style-name="Standard">
      <style:text-properties fo:color="#ff0000" loext:opacity="100%" style:text-line-through-style="none" style:text-line-through-type="none" fo:font-size="12pt" fo:language="en" fo:country="US" fo:font-weight="normal" officeooo:rsid="00195f63" officeooo:paragraph-rsid="00263dfd" style:font-size-asian="12pt" style:font-weight-asian="normal" style:font-size-complex="12pt" style:font-weight-complex="normal"/>
    </style:style>
    <style:style style:name="P34" style:family="paragraph" style:parent-style-name="Standard">
      <style:text-properties fo:color="#ff0000" loext:opacity="100%" style:text-line-through-style="none" style:text-line-through-type="none" fo:font-size="12pt" fo:language="en" fo:country="US" fo:font-weight="normal" officeooo:rsid="00263dfd" officeooo:paragraph-rsid="00263dfd" style:font-size-asian="12pt" style:font-weight-asian="normal" style:font-size-complex="12pt" style:font-weight-complex="normal"/>
    </style:style>
    <style:style style:name="P35" style:family="paragraph" style:parent-style-name="Standard">
      <style:text-properties fo:color="#ff0000" loext:opacity="100%" style:text-line-through-style="none" style:text-line-through-type="none" fo:font-size="12pt" fo:language="en" fo:country="US" fo:font-weight="normal" officeooo:rsid="00263dfd" officeooo:paragraph-rsid="0027adef" style:font-size-asian="12pt" style:font-weight-asian="normal" style:font-size-complex="12pt" style:font-weight-complex="normal"/>
    </style:style>
    <style:style style:name="P36" style:family="paragraph" style:parent-style-name="Standard">
      <style:text-properties fo:color="#ff0000" loext:opacity="100%" style:text-line-through-style="none" style:text-line-through-type="none" fo:font-size="12pt" fo:language="en" fo:country="US" fo:font-weight="normal" officeooo:rsid="0027adef" officeooo:paragraph-rsid="0027adef" style:font-size-asian="12pt" style:font-weight-asian="normal" style:font-size-complex="12pt" style:font-weight-complex="normal"/>
    </style:style>
    <style:style style:name="P37" style:family="paragraph" style:parent-style-name="Standard">
      <style:text-properties fo:color="#ff8000" loext:opacity="100%" style:text-line-through-style="none" style:text-line-through-type="none" officeooo:rsid="00195f63" officeooo:paragraph-rsid="0024c9d9"/>
    </style:style>
    <style:style style:name="P38" style:family="paragraph" style:parent-style-name="Standard">
      <style:text-properties fo:color="#ff8000" loext:opacity="100%" style:text-line-through-style="none" style:text-line-through-type="none" fo:font-size="12pt" fo:language="en" fo:country="US" fo:font-weight="normal" officeooo:rsid="00195f63" officeooo:paragraph-rsid="002818fb" style:font-size-asian="12pt" style:font-weight-asian="normal" style:font-size-complex="12pt" style:font-weight-complex="normal"/>
    </style:style>
    <style:style style:name="P39" style:family="paragraph" style:parent-style-name="Standard">
      <style:text-properties fo:color="#ff8000" loext:opacity="100%" style:text-line-through-style="none" style:text-line-through-type="none" fo:font-size="14pt" fo:language="en" fo:country="US" fo:font-weight="bold" officeooo:rsid="00195f63" officeooo:paragraph-rsid="002818fb" style:font-size-asian="14pt" style:font-weight-asian="bold" style:font-size-complex="14pt" style:font-weight-complex="bold"/>
    </style:style>
    <style:style style:name="P40" style:family="paragraph" style:parent-style-name="Standard">
      <style:text-properties fo:color="#afd095" loext:opacity="100%" style:text-line-through-style="none" style:text-line-through-type="none" fo:font-size="12pt" fo:language="en" fo:country="US" fo:font-weight="normal" officeooo:rsid="002a029c" officeooo:paragraph-rsid="002a029c" style:font-size-asian="12pt" style:font-weight-asian="normal" style:font-size-complex="12pt" style:font-weight-complex="normal"/>
    </style:style>
    <style:style style:name="P41" style:family="paragraph" style:parent-style-name="Standard">
      <style:text-properties fo:color="#afd095" loext:opacity="100%" style:text-line-through-style="none" style:text-line-through-type="none" fo:font-size="12pt" fo:language="en" fo:country="US" fo:font-weight="normal" officeooo:rsid="002b9720" officeooo:paragraph-rsid="002b9720" style:font-size-asian="12pt" style:font-weight-asian="normal" style:font-size-complex="12pt" style:font-weight-complex="normal"/>
    </style:style>
    <style:style style:name="P42" style:family="paragraph" style:parent-style-name="Standard">
      <style:text-properties fo:color="#afd095" loext:opacity="100%" style:text-line-through-style="none" style:text-line-through-type="none" fo:font-size="12pt" fo:language="en" fo:country="US" fo:font-weight="normal" officeooo:rsid="002cf0f8" officeooo:paragraph-rsid="002cf0f8" style:font-size-asian="12pt" style:font-weight-asian="normal" style:font-size-complex="12pt" style:font-weight-complex="normal"/>
    </style:style>
    <style:style style:name="P43" style:family="paragraph" style:parent-style-name="Standard">
      <style:text-properties fo:color="#afd095" loext:opacity="100%" style:text-line-through-style="none" style:text-line-through-type="none" fo:font-size="12pt" fo:language="en" fo:country="US" fo:font-weight="normal" officeooo:rsid="002f3bf9" officeooo:paragraph-rsid="002f3bf9" style:font-size-asian="12pt" style:font-weight-asian="normal" style:font-size-complex="12pt" style:font-weight-complex="normal"/>
    </style:style>
    <style:style style:name="P44" style:family="paragraph" style:parent-style-name="Standard">
      <style:text-properties fo:color="#afd095" loext:opacity="100%" style:text-line-through-style="none" style:text-line-through-type="none" fo:font-size="12pt" fo:language="en" fo:country="US" fo:font-weight="normal" officeooo:rsid="002f5fc4" officeooo:paragraph-rsid="002f5fc4" style:font-size-asian="12pt" style:font-weight-asian="normal" style:font-size-complex="12pt" style:font-weight-complex="normal"/>
    </style:style>
    <style:style style:name="P45" style:family="paragraph" style:parent-style-name="Text_20_body">
      <style:text-properties fo:color="#800080" loext:opacity="100%" fo:language="en" fo:country="US" officeooo:rsid="0024c9d9" officeooo:paragraph-rsid="0024c9d9"/>
    </style:style>
    <style:style style:name="T1" style:family="text">
      <style:text-properties officeooo:rsid="00138c0c"/>
    </style:style>
    <style:style style:name="T2" style:family="text">
      <style:text-properties officeooo:rsid="0013b4c5"/>
    </style:style>
    <style:style style:name="T3" style:family="text">
      <style:text-properties officeooo:rsid="00168b52"/>
    </style:style>
    <style:style style:name="T4" style:family="text">
      <style:text-properties officeooo:rsid="0017b5a8"/>
    </style:style>
    <style:style style:name="T5" style:family="text">
      <style:text-properties officeooo:rsid="0017d185"/>
    </style:style>
    <style:style style:name="T6" style:family="text">
      <style:text-properties officeooo:rsid="001828e0"/>
    </style:style>
    <style:style style:name="T7" style:family="text">
      <style:text-properties fo:color="#000000" loext:opacity="100%"/>
    </style:style>
    <style:style style:name="T8" style:family="text">
      <style:text-properties fo:color="#000000" loext:opacity="100%" officeooo:rsid="00138c0c"/>
    </style:style>
    <style:style style:name="T9" style:family="text">
      <style:text-properties fo:color="#000000" loext:opacity="100%" officeooo:rsid="00168b52"/>
    </style:style>
    <style:style style:name="T10" style:family="text">
      <style:text-properties officeooo:rsid="001b3ddd"/>
    </style:style>
    <style:style style:name="T11" style:family="text">
      <style:text-properties officeooo:rsid="001cffd8"/>
    </style:style>
    <style:style style:name="T12" style:family="text">
      <style:text-properties officeooo:rsid="001d111e"/>
    </style:style>
    <style:style style:name="T13" style:family="text">
      <style:text-properties fo:color="#2a6099" loext:opacity="100%"/>
    </style:style>
    <style:style style:name="T14" style:family="text">
      <style:text-properties officeooo:rsid="001e5223"/>
    </style:style>
    <style:style style:name="T15" style:family="text">
      <style:text-properties officeooo:rsid="001fe1ba"/>
    </style:style>
    <style:style style:name="T16" style:family="text">
      <style:text-properties officeooo:rsid="0021585b"/>
    </style:style>
    <style:style style:name="T17" style:family="text">
      <style:text-properties officeooo:rsid="00217abb"/>
    </style:style>
    <style:style style:name="T18" style:family="text">
      <style:text-properties officeooo:rsid="0023325f"/>
    </style:style>
    <style:style style:name="T19" style:family="text">
      <style:text-properties officeooo:rsid="0024c9d9"/>
    </style:style>
    <style:style style:name="T20" style:family="text">
      <style:text-properties fo:color="#800080" loext:opacity="100%" fo:language="en" fo:country="US" officeooo:rsid="001a9787"/>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24dc26"/>
    </style:style>
    <style:style style:name="T24" style:family="text">
      <style:text-properties fo:language="en" fo:country="US" officeooo:rsid="0024dc26"/>
    </style:style>
    <style:style style:name="T25" style:family="text">
      <style:text-properties fo:language="en" fo:country="US" officeooo:rsid="002818fb"/>
    </style:style>
    <style:style style:name="T26" style:family="text">
      <style:text-properties officeooo:rsid="00263dfd"/>
    </style:style>
    <style:style style:name="T27" style:family="text">
      <style:text-properties officeooo:rsid="0027adef"/>
    </style:style>
    <style:style style:name="T28" style:family="text">
      <style:text-properties officeooo:rsid="002818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ag/ Lead question:</text:p>
      <text:p text:style-name="P17">W/ What is Open Source Hardware? </text:p>
      <text:p text:style-name="P17">C/Current State of Open Source Hardware?</text:p>
      <text:p text:style-name="P17"><text:tab/>+S/Standarts/Licences</text:p>
      <text:p text:style-name="P17"><text:tab/>+M/Maturity</text:p>
      <text:p text:style-name="P17">P/Parrallels to Open Source Software?</text:p>
      <text:p text:style-name="P17">PO/ Possibilities of Open Source Hardware?</text:p>
      <text:p text:style-name="P19">I/OSH Implementations?</text:p>
      <text:p text:style-name="P17"/>
      <text:p text:style-name="P17">Literatur :<text:span text:style-name="T1">(Page, </text:span><text:span text:style-name="T3">highlighted block Number</text:span><text:span text:style-name="T1">)</text:span></text:p>
      <text:p text:style-name="P3">-Standardisations of practives in Open Source Hardware (Page, <text:span text:style-name="T3">highlighted block Number</text:span>)</text:p>
      <text:p text:style-name="P12">-The Impact of Commercial Open Source Software on Proprietary Software Products and Social Welfare</text:p>
      <text:p text:style-name="P22">-Economic savings for scientific free and open source</text:p>
      <text:p text:style-name="P22">technology: A review</text:p>
      <text:p text:style-name="P23">-<text:span text:style-name="T20">Research: The Unintended Consequences of Right-to-Repair Laws </text:span></text:p>
      <text:p text:style-name="P31"><text:span text:style-name="T24">-The Potential for Low-Cost and Open Source Hardware Solutions to Scale</text:span></text:p>
      <text:p text:style-name="P37"><text:span text:style-name="T25">-Beekeeper Modul for SingleVendor Commercial Open Source</text:span></text:p>
      <text:p text:style-name="P12"/>
      <text:p text:style-name="P17">Navigation Aid:</text:p>
      <text:p text:style-name="P10"><text:span text:style-name="T8">(Page, </text:span><text:span text:style-name="T9">highlighted block Number</text:span><text:span text:style-name="T8">) </text:span><text:span text:style-name="T7">Tag</text:span></text:p>
      <text:p text:style-name="P2"/>
      <text:p text:style-name="P11">Standardisations of practives in Open Source Hardware (Page, <text:span text:style-name="T3">highlighted block Number</text:span>)</text:p>
      <text:p text:style-name="P11"/>
      <text:p text:style-name="P4">Open Source Hardware (OSH) is an emergent phenomenon applying to physical products an <text:span text:style-name="T3">one</text:span></text:p>
      <text:p text:style-name="P4">alternative approach to intellectual property (IP) that has proved to be relevant in Open Source</text:p>
      <text:p text:style-name="P4">Software (OSS) through decades of practice. (1.<text:span text:style-name="T3">1</text:span>)</text:p>
      <text:p text:style-name="P4"/>
      <text:p text:style-name="P4"><text:s/>most iconic example of a successful open source software project is Linux (1.<text:span text:style-name="T3">2</text:span>)</text:p>
      <text:p text:style-name="P4"/>
      <text:p text:style-name="P4">Red Hat, one of the companies contributing the most… acquired a 3.4 billion $US revenue (1.<text:span text:style-name="T3">3</text:span>)</text:p>
      <text:p text:style-name="P4"/>
      <text:p text:style-name="P4"><text:s/>of OSS solutions can be comparable with those of proprietary software (1.<text:span text:style-name="T3">4</text:span>)</text:p>
      <text:p text:style-name="P4"/>
      <text:p text:style-name="P4">the younger phenomenon of OSH however, adoption by businesses remains low (2.<text:span text:style-name="T3">1</text:span>)</text:p>
      <text:p text:style-name="P4">non-commercial sectors such as grassroots communities, hobbyist markets, NGOs and academia (Troxler 2016)</text:p>
      <text:p text:style-name="P4"/>
      <text:p text:style-name="P4"><text:s/>automotive industry… record over 20,000 CAD file changes a month (Audi, personal communication) (2.<text:span text:style-name="T3">2</text:span>)</text:p>
      <text:p text:style-name="P4"/>
      <text:p text:style-name="P4">average value of 509 (Bonvoisin et al. 2018)</text:p>
      <text:p text:style-name="P4"/>
      <text:p text:style-name="P4">“Open Source Hardware [will] follow the path of its sibling” (European Commission 2019)</text:p>
      <text:p text:style-name="P4"/>
      <text:p text:style-name="P4">difficult, multifactorial and ill-defined nature of openness</text:p>
      <text:p text:style-name="P4"/>
      <text:p text:style-name="P4">spanning machines and electronic boards, 3D printing as well as</text:p>
      <text:p text:style-name="P4">machine tools (predominantly desktop machine tools), vehicles (predominantly bicycles), robots,</text:p>
      <text:p text:style-name="P4">medical equipment, electricity production, agricultural machines, toys and games, optical products,</text:p>
      <text:p text:style-name="P4"><text:soft-page-break/>musical instruments, clothing, and even materials, modified biological cell lines and so on (Bonvoisinet al. 2016). <text:span text:style-name="T2">(2.</text:span><text:span text:style-name="T3">4</text:span><text:span text:style-name="T2">)</text:span></text:p>
      <text:p text:style-name="P4"/>
      <text:p text:style-name="P4"><text:s/>In the early days of OSH, “hardware” was mainly understood as electronic</text:p>
      <text:p text:style-name="P4">hardware: </text:p>
      <text:p text:style-name="P4"/>
      <text:p text:style-name="P5">CERN OHL and SolderPad (Apache 2.0 for hardware) licensing <text:span text:style-name="T3">(3.1)</text:span></text:p>
      <text:p text:style-name="P5"/>
      <text:p text:style-name="P6">Definitions: <text:s/>be: transparent (right</text:p>
      <text:p text:style-name="P6">to study), accessible (right to modify and distribute), and replicable (right to make and sell).(3.2)</text:p>
      <text:p text:style-name="P6"/>
      <text:p text:style-name="P6">Not covering all aspects … <text:s/>modularity (to enable modification and reuse), interoperability (ability to combine different OSH</text:p>
      <text:p text:style-name="P6">parts), licensing and openness through the entire product lifecycle (Oberloier and Pearce 2018;</text:p>
      <text:p text:style-name="P6">Booeshaghi et al. 2019; L. Murillo, Molloy, and Dosemagen 2017; Gavras 2018) (3.3)</text:p>
      <text:p text:style-name="P6"/>
      <text:p text:style-name="P6"><text:s/>OSH self-certification scheme (3.4)</text:p>
      <text:p text:style-name="P6">OSHWA members may review the quality of documentation of</text:p>
      <text:p text:style-name="P6">submitted projects but the criteria used are not formalised, leaving a gap for further standards and</text:p>
      <text:p text:style-name="P6">certification development. (4.1)</text:p>
      <text:p text:style-name="P6"/>
      <text:p text:style-name="P6"><text:s/>standardisatoin of documentation formats (4.2)</text:p>
      <text:p text:style-name="P6"/>
      <text:p text:style-name="P6">DocuBricks for OSH, modularity and interoperability (4.3)</text:p>
      <text:p text:style-name="P6">Git Builder</text:p>
      <text:p text:style-name="P6"/>
      <text:p text:style-name="P6">Hosting Plattform for Open Source Hardware do not use a documentation or content standard (4.4)</text:p>
      <text:p text:style-name="P6"/>
      <text:p text:style-name="P7">DIN Spec 3105 “OPEN SOURCE HARDWARE”</text:p>
      <text:p text:style-name="P7"/>
      <text:p text:style-name="P7">3105-1 “Open Source Hardware - Requirements for documentation” aimed at 5</text:p>
      <text:p text:style-name="P7">delivering an unambiguous definition of the term Open Source Hardware based on objective</text:p>
      <text:p text:style-name="P7">and enforceable criteria.</text:p>
      <text:p text:style-name="P7">● DIN SPEC 3105-2 “Open Source Hardware - Community-based assessment” builds upon the 6</text:p>
      <text:p text:style-name="P7">definitions provided by DIN SPEC 3105-1 to define requirements for an assessment</text:p>
      <text:p text:style-name="P7">procedure for OSH products based on reviews by OSH community members -- emulating the</text:p>
      <text:p text:style-name="P7">model of peer-review used in scientific publishing. (5.1)</text:p>
      <text:p text:style-name="P7"/>
      <text:p text:style-name="P7">Other efforts “ only focuses on the licensing</text:p>
      <text:p text:style-name="P7">aspects of product-related information disclosure and does not set concrete requirements regarding</text:p>
      <text:p text:style-name="P7">the content of the information to be disclosed “(5.2)</text:p>
      <text:p text:style-name="P7"/>
      <text:p text:style-name="P7">DIN makes clear “matter of licensing but also a matter of</text:p>
      <text:p text:style-name="P7">documentation contents”(5.3)</text:p>
      <text:p text:style-name="P7"/>
      <text:p text:style-name="P7">Only generic criteria defined “Technology-specific Documentation Criteria” (5.4)</text:p>
      <text:p text:style-name="P7"/>
      <text:p text:style-name="P7">Documentation content also depends on the targeted audience (5.5)</text:p>
      <text:p text:style-name="P7"/>
      <text:p text:style-name="P7">OSH products are not only about manufacturing, also using, maintaining, updating and processing(5.6)</text:p>
      <text:p text:style-name="P7"/>
      <text:p text:style-name="P7"><text:soft-page-break/>“no arbitrary barrier...<text:span text:style-name="T4">between production and the rest of the lifecycle” (5.7)</text:span></text:p>
      <text:p text:style-name="P7"/>
      <text:p text:style-name="P8">any willing assessment body “ play a role akin to that of a scientific journal editor:.. to moderate a constructive discussion”(6.1)</text:p>
      <text:p text:style-name="P8"/>
      <text:p text:style-name="P8"><text:s/>“OSH, peer-certification is a more trustable assessment system than self-certification and a more practicable assessment system”<text:span text:style-name="T5">(6.2)</text:span></text:p>
      <text:p text:style-name="P8"/>
      <text:p text:style-name="P8">DIN 3105 is free open open access<text:span text:style-name="T5">(6.3)</text:span></text:p>
      <text:p text:style-name="P8"/>
      <text:p text:style-name="P8">the Open Know-How Manifest Specification.<text:span text:style-name="T5">(7.1)</text:span></text:p>
      <text:p text:style-name="P8"/>
      <text:p text:style-name="P8"><text:span text:style-name="T5">users find “</text:span>hardware designs, local physical tools to make them, and potentially customers to sell units to “<text:span text:style-name="T5">(7.2)</text:span></text:p>
      <text:p text:style-name="P7"/>
      <text:p text:style-name="P9">Goals of 1. discoverability 2. portability 3. platform interoperability(7.3)</text:p>
      <text:p text:style-name="P9"/>
      <text:p text:style-name="P9">a “manifest” is a extra file containing meta data regarding the documentation and other file affiliated with the shared hardware. This is machine readable <text:s/>(7.4)</text:p>
      <text:p text:style-name="P9"/>
      <text:p text:style-name="P9">manifest covers </text:p>
      <text:p text:style-name="P9">-basic information such as contact person, licence, language and the locations of (i.e. links to)</text:p>
      <text:p text:style-name="P9">documentation, bill of materials and project homepage</text:p>
      <text:p text:style-name="P9">-descriptive information such as intended use, keywords and development stage</text:p>
      <text:p text:style-name="P9">-locations of (links to) some more advanced information such as risk assessments, quality</text:p>
      <text:p text:style-name="P9">control, or maintenance protocols</text:p>
      <text:p text:style-name="P9">-the ability to make basic relationships between OSH items more transparent e.g. by using</text:p>
      <text:p text:style-name="P9">"version", "variant-of" and the relationship term “derivative-of” to indicate that the design is</text:p>
      <text:p text:style-name="P9">derived from another and providing a link to that documentation. (7.5)</text:p>
      <text:p text:style-name="P9"/>
      <text:p text:style-name="P9">open know-how manifest ist fully compatible with din 3105 (7.6)</text:p>
      <text:p text:style-name="P9"/>
      <text:p text:style-name="P9">the ability to make basic relationships between OSH items more transparent e.g. by using</text:p>
      <text:p text:style-name="P9">"version", "variant-of" and the relationship term “derivative-of” to indicate that the design is</text:p>
      <text:p text:style-name="P9">derived from another and providing a link to that documentation. <text:span text:style-name="T6">(8.1)</text:span></text:p>
      <text:p text:style-name="P9"/>
      <text:p text:style-name="P9">Modularity is one of the inherent properties of hardware which is often mentioned as a key enabler</text:p>
      <text:p text:style-name="P9">in hardware openness <text:span text:style-name="T6">(8.2)</text:span></text:p>
      <text:p text:style-name="P9"/>
      <text:p text:style-name="P9">However important the concept of modularity may be, it may not be sensible to integrate it as an</text:p>
      <text:p text:style-name="P9">enforceable aspect of the OSH definition, partly because there is no commonly accepted definition</text:p>
      <text:p text:style-name="P9">of what it means for a product to be “modular” and of how to quantify product modularity (see a</text:p>
      <text:p text:style-name="P9">discussion of this question in Bonvoisin et al. 2016) </text:p>
      <text:p text:style-name="P9"/>
      <text:p text:style-name="P9"/>
      <text:p text:style-name="P9"/>
      <text:p text:style-name="P9"><text:s/>to interface with others in an ecosystem. Interoperability</text:p>
      <text:p text:style-name="P9">is necessary to enable modular design <text:span text:style-name="T6">(9.1)</text:span></text:p>
      <text:p text:style-name="P9"/>
      <text:p text:style-name="P9"><text:s/>technology-specific standard, g. Bluetooth <text:s/><text:span text:style-name="T6">(9.2)</text:span></text:p>
      <text:p text:style-name="P9"/>
      <text:p text:style-name="P9"><text:s/>The poor interoperability</text:p>
      <text:p text:style-name="P9"><text:soft-page-break/>of Computer-Aided Design (CAD) software and the closedness of their output file formats is an</text:p>
      <text:p text:style-name="P9">aspect that plagues data sharing in proprietary product development and also affects OSH <text:span text:style-name="T6">(9.3)</text:span></text:p>
      <text:p text:style-name="P9"/>
      <text:p text:style-name="P9">benefit from a degree of vendor lock-in with </text:p>
      <text:p text:style-name="P9"/>
      <text:p text:style-name="P9"><text:s/>FreeCAD, OpenSCAD and KiCAD </text:p>
      <text:p text:style-name="P9"/>
      <text:p text:style-name="P15">The Impact of Commercial Open Source Software on Proprietary Software Products and Social Welfare</text:p>
      <text:p text:style-name="P15"/>
      <text:p text:style-name="P13">OSS “ has become a threat to proprietary</text:p>
      <text:p text:style-name="P13">software in many segments of the software market” <text:span text:style-name="T10">(1) PO</text:span></text:p>
      <text:p text:style-name="P13"/>
      <text:p text:style-name="P13">fundamental distinction between community and</text:p>
      <text:p text:style-name="P13">commercial open source (Riehle, 2012)<text:span text:style-name="T10">(1) PO/P</text:span></text:p>
      <text:p text:style-name="P13"/>
      <text:p text:style-name="P13">For examples, Dixon (2009) gives the beekeeper model of commercial open</text:p>
      <text:p text:style-name="P13">source software and thinks that this model is a perfect combination of the open source project</text:p>
      <text:p text:style-name="P13">and the software firm supporting that project, and a complete ‘go to market’ program<text:span text:style-name="T10">(1) </text:span><text:span text:style-name="T11">PO</text:span></text:p>
      <text:p text:style-name="P13"/>
      <text:p text:style-name="P13">faster with a better product at lower</text:p>
      <text:p text:style-name="P13">operating costs than possible for traditional competitors <text:span text:style-name="T11">(1)</text:span></text:p>
      <text:p text:style-name="P13"/>
      <text:p text:style-name="P14">open Source software is low usability(1)(CIO, 2002) P</text:p>
      <text:p text:style-name="P13"/>
      <text:p text:style-name="P13">A software user with lower technical</text:p>
      <text:p text:style-name="P13">skills has higher willingness to pay for software usability than a software user with higher</text:p>
      <text:p text:style-name="P13">technical skills. <text:span text:style-name="T11">(3) P</text:span></text:p>
      <text:p text:style-name="P13"/>
      <text:p text:style-name="P13">In contrast to the case of proprietary software only competing with community open source</text:p>
      <text:p text:style-name="P13">software, the equilibrium price of proprietary software is lower when commercial open source</text:p>
      <text:p text:style-name="P13">software presents in the market <text:span text:style-name="T12">(4) PO</text:span></text:p>
      <text:p text:style-name="P13"/>
      <text:p text:style-name="P18">Tag/ Lead question:</text:p>
      <text:p text:style-name="P18">W/ What is Open Source Hardware? </text:p>
      <text:p text:style-name="P18">C/Current State of Open Source Hardware?</text:p>
      <text:p text:style-name="P18"><text:tab/>+S/Standarts/Licences</text:p>
      <text:p text:style-name="P18"><text:tab/>+M/Maturity</text:p>
      <text:p text:style-name="P18">P/Parrallels to Open Source Software?</text:p>
      <text:p text:style-name="P21">A/Advantages</text:p>
      <text:p text:style-name="P18">PO/ Possibilities of Open Source Hardware?</text:p>
      <text:p text:style-name="P20">I/OSH Implementations?</text:p>
      <text:p text:style-name="P20"/>
      <text:p text:style-name="P24">Economic savings for scientific free and open source</text:p>
      <text:p text:style-name="P24">technology: A review</text:p>
      <text:p text:style-name="P16"/>
      <text:p text:style-name="P25">among scientists for</text:p>
      <text:p text:style-name="P25">developing custom scientific tools<text:span text:style-name="T12">(1) <text:s/>C</text:span></text:p>
      <text:p text:style-name="P25"/>
      <text:p text:style-name="P25">of Arduino-based electronics, RepRap-class 3-D printing <text:span text:style-name="T12">(1) C</text:span></text:p>
      <text:p text:style-name="P25"/>
      <text:p text:style-name="P25"><text:soft-page-break/>provide economic savings of 87% compared<text:span text:style-name="T12">(1) PO</text:span></text:p>
      <text:p text:style-name="P25"/>
      <text:p text:style-name="P25"><text:s/>among scientists for developing custom scientific tools [1], [2] <text:span text:style-name="T12">(2) C</text:span></text:p>
      <text:p text:style-name="P25"/>
      <text:p text:style-name="P25">a physical artifact <text:span text:style-name="T12">(2) W</text:span></text:p>
      <text:p text:style-name="P25">an exponential increase roughly 20 years behind</text:p>
      <text:p text:style-name="P25">the same growth observed in FOSS [3] <text:span text:style-name="T15">(3)</text:span></text:p>
      <text:p text:style-name="P25"/>
      <text:p text:style-name="P27">Advantages:</text:p>
      <text:p text:style-name="P27"/>
      <text:p text:style-name="P25">identified by Baden et al. [4]: 1) designs are not only</text:p>
      <text:p text:style-name="P25">free, but are developed by users, which ensure suitability for a given scientific task; 2) building</text:p>
      <text:p text:style-name="P25">your own experimental equipment yields a much deeper understanding of the principles</text:p>
      <text:p text:style-name="P25">underlying its design and a better awareness of its limits, which leads to better science; 3)</text:p>
      <text:p text:style-name="P25">manufacturing is immediate and local, which empowers laboratories all over the world, and 4)</text:p>
      <text:p text:style-name="P25">the open source movement is a global phenomenon, which recruits talented builders/makers</text:p>
      <text:p text:style-name="P25">and software coders from outside the traditional scientific establishment to help design and</text:p>
      <text:p text:style-name="P25">fabricate superior devices <text:span text:style-name="T14">(3) PO, I</text:span></text:p>
      <text:p text:style-name="P25"/>
      <text:p text:style-name="P26">Disadvantages:</text:p>
      <text:p text:style-name="P26"/>
      <text:p text:style-name="P26"><text:s/>not all scientific groups have the ability to manufacture</text:p>
      <text:p text:style-name="P26">self-built devices, (3) CM</text:p>
      <text:p text:style-name="P26"/>
      <text:p text:style-name="P26">quality assurance and reliability are substantial challenges for self-built</text:p>
      <text:p text:style-name="P26">FOSH. (3) <text:s/>CM</text:p>
      <text:p text:style-name="P26"/>
      <text:p text:style-name="P26">y assurance and reliability are substantial challenges for self-built</text:p>
      <text:p text:style-name="P26">FOSH. (3) CM</text:p>
      <text:p text:style-name="P26"/>
      <text:p text:style-name="P26">: 1) open source electronics like the</text:p>
      <text:p text:style-name="P26">Arduino prototyping platform (www.arduino.cc) [12] and the self-replicating rapid prototyper</text:p>
      <text:p text:style-name="P26">(RepRap) project that provides open source 3-D printing (reprap.org) (3) C</text:p>
      <text:p text:style-name="P26"/>
      <text:p text:style-name="P26">2019: HardwareX and the PLOS Open Source Toolkit. <text:span text:style-name="T15">C, PO</text:span></text:p>
      <text:p text:style-name="P26"/>
      <text:p text:style-name="P26">1 the historical economic savings observed in the early</text:p>
      <text:p text:style-name="P26">open hardware literature are still present for newly developed technologies. <text:span text:style-name="T15">C, PO</text:span></text:p>
      <text:p text:style-name="P26"/>
      <text:p text:style-name="P26">are far from a complete survey <text:span text:style-name="T15">(Limitations of survey)</text:span></text:p>
      <text:p text:style-name="P26"/>
      <text:p text:style-name="P27">Labor cost: The savings calculations used here assumed no labor cost (26)</text:p>
      <text:p text:style-name="P27"/>
      <text:p text:style-name="P27">3-D printing with a desktop 3-D printer, which makes up about half (46%) of the open source</text:p>
      <text:p text:style-name="P27">devices shown in Table A1 can be accomplished by low-skilled labor (27)</text:p>
      <text:p text:style-name="P27"/>
      <text:p text:style-name="P27">when only considering savings are incomplete (28) C</text:p>
      <text:p text:style-name="P27"/>
      <text:p text:style-name="P27">required winning an NSF Major Research Instrumentation (MRI)</text:p>
      <text:p text:style-name="P27">Program grant it is not appropriate to talk about savings (28) PO</text:p>
      <text:p text:style-name="P27"/>
      <text:p text:style-name="P25">With the rise of bureaucracies not aligned with discovery, administrative</text:p>
      <text:p text:style-name="P25"><text:soft-page-break/>techniques can actively hamper science [69].<text:span text:style-name="T15">(28)</text:span></text:p>
      <text:p text:style-name="P25"/>
      <text:p text:style-name="P25">Open source hardware fabrication provides a relief valve for scientists trapped in</text:p>
      <text:p text:style-name="P25">these positions <text:span text:style-name="T16">(29)</text:span></text:p>
      <text:p text:style-name="P25"/>
      <text:p text:style-name="P25"/>
      <text:p text:style-name="P28">form of share-a-like license (e.g. GNU GPL v3), which is known to foster and accelerate</text:p>
      <text:p text:style-name="P28">innovation [71], [72], [73], [74] <text:span text:style-name="T16">(29) PO</text:span></text:p>
      <text:p text:style-name="P13"/>
      <text:p text:style-name="P28">with minimal additional charges because the license… <text:span text:style-name="T16">improvements must be shared (29)</text:span></text:p>
      <text:p text:style-name="P28"/>
      <text:p text:style-name="P28">operate as “black boxes,” <text:span text:style-name="T16">(29) </text:span><text:span text:style-name="T17">W</text:span></text:p>
      <text:p text:style-name="P28"/>
      <text:p text:style-name="P29">Third, open source prevents vendor lock in <text:span text:style-name="T17">(</text:span><text:span text:style-name="T18">30</text:span><text:span text:style-name="T17">) A</text:span></text:p>
      <text:p text:style-name="P28"/>
      <text:p text:style-name="P29">non-functioning equipment when commercial vendors go out of business, drop a product line, looses key technical staff [79] <text:span text:style-name="T17">(</text:span><text:span text:style-name="T18">30</text:span><text:span text:style-name="T17">) A</text:span></text:p>
      <text:p text:style-name="P28"/>
      <text:p text:style-name="P28">Fifth, often open hardware can be fabricated faster than ordering it and waiting for shipping.</text:p>
      <text:p text:style-name="P29">This is particularly true for complex non-mass-produced tools with long lead times [1], [2]. <text:span text:style-name="T17">(</text:span><text:span text:style-name="T18">30</text:span><text:span text:style-name="T17">) A</text:span></text:p>
      <text:p text:style-name="P28"/>
      <text:p text:style-name="P28"><text:s/>allows for commercialization using open source business</text:p>
      <text:p text:style-name="P29">models [79] <text:span text:style-name="T17">(</text:span><text:span text:style-name="T18">30</text:span><text:span text:style-name="T17">) A</text:span></text:p>
      <text:p text:style-name="P28"/>
      <text:p text:style-name="P29"><text:s/>beneficial to purchase rather than make them <text:span text:style-name="T17">(</text:span><text:span text:style-name="T18">30</text:span><text:span text:style-name="T17">)</text:span></text:p>
      <text:p text:style-name="P28"/>
      <text:p text:style-name="P28"><text:s/>The strategic professor will open source valuable</text:p>
      <text:p text:style-name="P28">(from a research perspective) technologies to garner citations as others use it and cite it for years</text:p>
      <text:p text:style-name="P28">to <text:span text:style-name="T17">(</text:span><text:span text:style-name="T18">30</text:span><text:span text:style-name="T17">)</text:span></text:p>
      <text:p text:style-name="P28"/>
      <text:p text:style-name="P28"><text:s/>Open source culture also enable enterprises to access, recruit and retain</text:p>
      <text:p text:style-name="P28">top talent [81]. <text:span text:style-name="T18">(31)</text:span></text:p>
      <text:p text:style-name="P28"/>
      <text:p text:style-name="P29"><text:s/>have limited access to best tools to do their work because of</text:p>
      <text:p text:style-name="P29">inflated prices of proprietary scientific equipment [2]. <text:span text:style-name="T18">(31)</text:span></text:p>
      <text:p text:style-name="P29"/>
      <text:p text:style-name="P29">which weakens recruitment into STEM (Science, Technology, Engineering and Math) fields <text:span text:style-name="T18">(31)</text:span></text:p>
      <text:p text:style-name="P29"/>
      <text:p text:style-name="P29">y reduce the cost of doing science, but also for training future scientists [85]. <text:span text:style-name="T18">(31)</text:span></text:p>
      <text:p text:style-name="P29"/>
      <text:p text:style-name="P29">for $500 using a selection of pre-designed components from the open-source optics library on a $250 open-source 3-D printer, replacing $15,000 of commercial equipment [16] <text:span text:style-name="T18">(31)</text:span></text:p>
      <text:p text:style-name="P29"/>
      <text:p text:style-name="P29">Is it economically responsible not to invest in open source technologies for science and education?” <text:span text:style-name="T18">(31)</text:span></text:p>
      <text:p text:style-name="P29"/>
      <text:p text:style-name="P29">which can be applied to nations</text:p>
      <text:p text:style-name="P29">wanting to capitalize on the opportunity that open source affords: 1) reduce research and</text:p>
      <text:p text:style-name="P29">development costs as discussed above, 2) reduce recruiting costs using open source records of</text:p>
      <text:p text:style-name="P29">researcher skills, 3) eliminate patent intellectual property costs, 4) build a platform (e.g. Arduino)</text:p>
      <text:p text:style-name="P29">or 5) provide a related service (e.g. RedHat now owned by IBM) [90]. <text:span text:style-name="T18">(32) PO</text:span></text:p>
      <text:p text:style-name="P29"/>
      <text:p text:style-name="P29"><text:soft-page-break/>technologies can be identified as either existing or needing to be developed as was done</text:p>
      <text:p text:style-name="P29">recently in Finland [89]. <text:span text:style-name="T18">(32) C</text:span></text:p>
      <text:p text:style-name="P29"/>
      <text:p text:style-name="P29">Collect technology designs to create a national free on-line catalog of tested, vetted and</text:p>
      <text:p text:style-name="P29">validated free and open-source scientific tools, which would house the bill of materials,</text:p>
      <text:p text:style-name="P29">digital designs, instructions for assembly and operation and the source code for all software</text:p>
      <text:p text:style-name="P29">and firmware <text:span text:style-name="T18">(32) </text:span></text:p>
      <text:p text:style-name="P29"/>
      <text:p text:style-name="P29">disadvantages is concerns over quality and validation <text:span text:style-name="T18">(32)</text:span></text:p>
      <text:p text:style-name="P29"/>
      <text:p text:style-name="P29">Institute, preferential purchasing guidelines for open source technologies <text:span text:style-name="T19">(32)</text:span></text:p>
      <text:p text:style-name="P29"/>
      <text:p text:style-name="P29">government funding currently used to fund the development of proprietary scientific tools</text:p>
      <text:p text:style-name="P29">by any mechanism should be transferred to open source development of the functionally</text:p>
      <text:p text:style-name="P29">equivalent tool <text:span text:style-name="T19">(32)</text:span></text:p>
      <text:p text:style-name="P29"/>
      <text:h text:style-name="P1" text:outline-level="1">Research: The Unintended Consequences of Right-to-Repair Laws:</text:h>
      <text:p text:style-name="P45">Growing “right-to-repair” movement (1)</text:p>
      <text:p text:style-name="P45">easier and cheaper for consumers to fix their products</text:p>
      <text:p text:style-name="P45">provide diagnostic tools and supply service parts (1)</text:p>
      <text:p text:style-name="P45">manufacturers are legally required to supply spare parts for up to 10 years. In the U.S., President Biden signed a sweeping executive order in (2)</text:p>
      <text:p text:style-name="P45">will breakmanufacturers’ monopoly(2)</text:p>
      <text:p text:style-name="P45">and benefit consumers(2)</text:p>
      <text:p text:style-name="P45">not benefit either consumers or the environment<text:span text:style-name="T21"> (</text:span><text:span text:style-name="T22">2</text:span><text:span text:style-name="T21">)</text:span></text:p>
      <text:p text:style-name="P30">adjust new product prices to mitigate <text:span text:style-name="T19">(2)</text:span></text:p>
      <text:p text:style-name="P30"/>
      <text:p text:style-name="P30">and cut new product prices to lure consumers into replacing instead of</text:p>
      <text:p text:style-name="P30">repairing a glitchy product? <text:span text:style-name="T19">(2)</text:span></text:p>
      <text:p text:style-name="P30"/>
      <text:p text:style-name="P30">It turns out that how manufacturers respond depends crucially on</text:p>
      <text:p text:style-name="P30">how much it costs to produce the product in question<text:span text:style-name="T23">(3)</text:span></text:p>
      <text:p text:style-name="P30"/>
      <text:p text:style-name="P30">manufacturers lower new</text:p>
      <text:p text:style-name="P30">product prices and flood the market <text:span text:style-name="T23">(3)</text:span></text:p>
      <text:p text:style-name="P30"/>
      <text:p text:style-name="P30"><text:s/>in fact, they are likely to switch tacks and raise new product prices while</text:p>
      <text:p text:style-name="P30">offering free repair service <text:span text:style-name="T23">(3)</text:span></text:p>
      <text:p text:style-name="P30"/>
      <text:p text:style-name="P30">easier repair could lead...use old, energy-inefficient products, resulting in a higher</text:p>
      <text:p text:style-name="P30">environmental impact.<text:span text:style-name="T23">(4)</text:span></text:p>
      <text:p text:style-name="P30"/>
      <text:p text:style-name="P30">use old, energy-inefficient products, resulting in a higher</text:p>
      <text:p text:style-name="P30"><text:soft-page-break/>environmental impact. <text:span text:style-name="T23">(4)</text:span></text:p>
      <text:p text:style-name="P30"/>
      <text:p text:style-name="P30">scenario can create a “lose-lose-lose” situation that compromises</text:p>
      <text:p text:style-name="P30">manufacturer profit, reduces consumer surplus, and exacerbates <text:span text:style-name="T23">(4)</text:span></text:p>
      <text:p text:style-name="P29"/>
      <text:p text:style-name="P28"><text:span text:style-name="T13"/></text:p>
      <text:p text:style-name="P28"><text:span text:style-name="T13"/></text:p>
      <text:p text:style-name="P32"><text:span text:style-name="T23">The Potential for Low-Cost and Open Source Hardware Solutions to Scale</text:span></text:p>
      <text:p text:style-name="P32"/>
      <text:p text:style-name="P33">and supporting medical researchers in low- and middle- income countries. <text:span text:style-name="T26">(4) C</text:span></text:p>
      <text:p text:style-name="P33"/>
      <text:p text:style-name="P34">Tool… and can be the limiting factor for the speed and quality of research. (4)</text:p>
      <text:p text:style-name="P34"/>
      <text:p text:style-name="P34">including by manufacturing replacement parts (4)</text:p>
      <text:p text:style-name="P34"/>
      <text:p text:style-name="P34"><text:s/>The Open Source Hardware Association (OSHWA) published a definition of open source </text:p>
      <text:p text:style-name="P34">hardware as “a term for tangible artifacts—machines, devices, or other physical thin (7) W</text:p>
      <text:p text:style-name="P34"/>
      <text:p text:style-name="P34"><text:s/>While GitHub is the most common groupware solution used, </text:p>
      <text:p text:style-name="P34">other platforms include MediaWiki, GrabCad, Wevolver, and WikiFactory.38 (11) C</text:p>
      <text:p text:style-name="P34"/>
      <text:p text:style-name="P34">Scientific tools require calibration as well as documentation of specifications, and conformance to relevant  standards. While all these steps are typically required before proprietary solutions can go to market, open source environments are more complex.42 For example, because the designers of a tool are not necessarily the manufacturers or users, responsibility for calibration and conformance to standards is less clear. (11) C</text:p>
      <text:p text:style-name="P34"/>
      <text:p text:style-name="P34">such as Make4COVID, developed their own, standards-based procedure for assessment and documentation.44 Other groups, such as Helpful Engineering, leveraged (11) CS</text:p>
      <text:p text:style-name="P34"/>
      <text:p text:style-name="P34">Business models in traditional hardware production are rooted in intellectual property (IP) rights (14) CS</text:p>
      <text:p text:style-name="P34"/>
      <text:p text:style-name="P34">producing the cheapest printer possible, a tactic utilized by numerous Chinese manufactures, or by producing a high-quality printer at a relatively low price point, a strategy exemplified by the open source competitor Lulzbot. <text:span text:style-name="T27">53(15) CS</text:span></text:p>
      <text:p text:style-name="P34"/>
      <text:p text:style-name="P34"><text:s/>Arduino offers the Arduino at Heart Brand License agreement for products that want to be recognized as an Arduino-based technology.<text:span text:style-name="T27">(15)</text:span></text:p>
      <text:p text:style-name="P34"/>
      <text:p text:style-name="P35">elevated attention on social media campaigns <text:span text:style-name="T27">54 (15)</text:span></text:p>
      <text:p text:style-name="P35">the next organic or fair trade.” </text:p>
      <text:p text:style-name="P35"/>
      <text:p text:style-name="P35"><text:s/>copycat efforts from competitors, benefitted the corporation through an increase in enzyme demand.59 <text:s/><text:span text:style-name="T27">(15)</text:span></text:p>
      <text:p text:style-name="P35"/>
      <text:p text:style-name="P35">Other business models include selling customized hardware, or selling hardware as a service. <text:span text:style-name="T27">(15)</text:span></text:p>
      <text:p text:style-name="P35">as customer support or education and training</text:p>
      <text:p text:style-name="P35"/>
      <text:p text:style-name="P35">as Arduino, Raspberry Pi, and Seed Studio <text:span text:style-name="T27">(18)</text:span></text:p>
      <text:p text:style-name="P35"/>
      <text:p text:style-name="P35">helps extend the life of an existing tool through the right to repair. <text:span text:style-name="T27">(18)</text:span></text:p>
      <text:p text:style-name="P35"><text:soft-page-break/></text:p>
      <text:p text:style-name="P36">Elevating Impact:</text:p>
      <text:p text:style-name="P36">For this reason, scaling open hardware through production requires moving from a primarily Do-It-Yourself (DIY) model to make more commercially-available products available as kits or off-the-shelf solutions. (20)</text:p>
      <text:p text:style-name="P36"/>
      <text:p text:style-name="P36">Open source tools may especially struggle with funding scale and commercialization as their lack of IP is viewed as risky by investors. (21)</text:p>
      <text:p text:style-name="P36"/>
      <text:p text:style-name="P36">Many tool designers and developers have ample expertise in creative and technical aspects of design and manufacturing, but lack the business and marketing skills required to successfully bring a tool to market. (21)</text:p>
      <text:p text:style-name="P36"/>
      <text:p text:style-name="P36"><text:s/>Attention to open standards and certification processes can also help assess, and </text:p>
      <text:p text:style-name="P36">amplify, the value of uniquely open source hardware approaches. (21)</text:p>
      <text:p text:style-name="P36"/>
      <text:p text:style-name="P39"><text:span text:style-name="T28">Beekeeper Modul for SingleVendor Commercial Open Source:</text:span></text:p>
      <text:p text:style-name="P39"/>
      <text:p text:style-name="P38">Single-Vendor Commercial Open Source software companies exist as an exchange system between two sets of consumers: an open source community (motivated by mutual contribution) and a mainstream market (motivated by economic rewards). <text:span text:style-name="T28">(2)</text:span></text:p>
      <text:p text:style-name="P38"/>
      <text:p text:style-name="P38">The community gains open source software they can use for their own purposes. This software has</text:p>
      <text:p text:style-name="P38">more functionality and more resources than a ‘pure’ open source project could provide. In this way</text:p>
      <text:p text:style-name="P38">the community profits directly from the company and its customers.</text:p>
      <text:p text:style-name="P38">The customers gain higher quality software at a better price. The customers profit from the open</text:p>
      <text:p text:style-name="P38">source community’s ability to produce high quality software.</text:p>
      <text:p text:style-name="P38">The company gains by growing and increasing its valuation as a result of keeping both sets of</text:p>
      <text:p text:style-name="P38">consumers content.<text:span text:style-name="T28">(2)</text:span></text:p>
      <text:p text:style-name="P38"/>
      <text:p text:style-name="P40">Examples: </text:p>
      <text:p text:style-name="P41">cooperation in product development is much simpler with OSH</text:p>
      <text:p text:style-name="P41">Innovations can saturate the market much faster and benefit society as a whole</text:p>
      <text:p text:style-name="P42">farther reaching Projects</text:p>
      <text:p text:style-name="P41">Hooverboards </text:p>
      <text:p text:style-name="P42">Docker</text:p>
      <text:p text:style-name="P42">Linux</text:p>
      <text:p text:style-name="P42"/>
      <text:p text:style-name="P42">Implementations for the everyday life at university</text:p>
      <text:p text:style-name="P42"><text:tab/>Working together</text:p>
      <text:p text:style-name="P42"><text:tab/>Reusing Software</text:p>
      <text:p text:style-name="P42"><text:tab/>Reusing Hardware</text:p>
      <text:p text:style-name="P42"><text:tab/>Standard for Dokumenting Projects</text:p>
      <text:p text:style-name="P42"><text:tab/>Improving Documentation Quality</text:p>
      <text:p text:style-name="P42"><text:tab/>Simplyfing peer reviewing</text:p>
      <text:p text:style-name="P42"><text:tab/>Cooperation with other entities</text:p>
      <text:p text:style-name="P42"><text:tab/></text:p>
      <text:p text:style-name="P42"/>
      <text:p text:style-name="P43">OSH is an internet Phenomenon</text:p>
      <text:p text:style-name="P43"/>
      <text:p text:style-name="P44">Well Documented OSH Project</text:p>
      <text:p text:style-name="P44"><text:tab/>https://github.com/opensourceimaging/cosi-meas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2-04T13:26:25.207023231</meta:creation-date>
    <dc:date>2023-02-06T14:56:39.905347421</dc:date>
    <meta:editing-duration>PT23H24M4S</meta:editing-duration>
    <meta:editing-cycles>6</meta:editing-cycles>
    <meta:generator>LibreOffice/7.2.4.1$MacOSX_AARCH64 LibreOffice_project/27d75539669ac387bb498e35313b970b7fe9c4f9</meta:generator>
    <meta:document-statistic meta:table-count="0" meta:image-count="0" meta:object-count="0" meta:page-count="9" meta:paragraph-count="286" meta:word-count="2794" meta:character-count="18891" meta:non-whitespace-character-count="16180"/>
  </office:meta>
</office:document-meta>
</file>